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af3" officeooo:paragraph-rsid="00154af3"/>
    </style:style>
    <style:style style:name="P2" style:family="paragraph" style:parent-style-name="Standard">
      <style:text-properties officeooo:rsid="001e451e" officeooo:paragraph-rsid="001e451e"/>
    </style:style>
    <style:style style:name="P3" style:family="paragraph" style:parent-style-name="Standard">
      <style:text-properties officeooo:paragraph-rsid="0024cd3f"/>
    </style:style>
    <style:style style:name="P4" style:family="paragraph" style:parent-style-name="Standard">
      <style:text-properties officeooo:rsid="002644b2" officeooo:paragraph-rsid="002644b2"/>
    </style:style>
    <style:style style:name="P5" style:family="paragraph" style:parent-style-name="Standard">
      <style:text-properties officeooo:paragraph-rsid="00277b42"/>
    </style:style>
    <style:style style:name="P6" style:family="paragraph" style:parent-style-name="Standard">
      <style:text-properties officeooo:paragraph-rsid="0027bd23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e451e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3" style:family="paragraph" style:parent-style-name="Standard">
      <style:text-properties fo:color="#000000" style:font-name="Consolas" fo:font-size="10pt" officeooo:rsid="001e451e" officeooo:paragraph-rsid="001e451e" style:font-size-asian="10pt"/>
    </style:style>
    <style:style style:name="P14" style:family="paragraph" style:parent-style-name="Standard">
      <style:text-properties fo:color="#000000" style:font-name="Consolas" fo:font-size="10pt" officeooo:rsid="0021ae3e" officeooo:paragraph-rsid="0021ae3e" style:font-size-asian="10pt"/>
    </style:style>
    <style:style style:name="P15" style:family="paragraph" style:parent-style-name="Standard">
      <style:text-properties fo:color="#000000" style:font-name="Consolas" fo:font-size="10pt" officeooo:rsid="0024cd3f" officeooo:paragraph-rsid="0024cd3f" style:font-size-asian="10pt"/>
    </style:style>
    <style:style style:name="P16" style:family="paragraph" style:parent-style-name="Standard">
      <style:text-properties fo:color="#000000" style:font-name="Consolas" fo:font-size="10pt" officeooo:rsid="002644b2" officeooo:paragraph-rsid="002644b2" style:font-size-asian="10pt"/>
    </style:style>
    <style:style style:name="P17" style:family="paragraph" style:parent-style-name="Standard">
      <style:text-properties fo:color="#000000" style:font-name="Consolas" fo:font-size="10pt" officeooo:rsid="0027bd23" officeooo:paragraph-rsid="0027bd23" style:font-size-asian="10pt"/>
    </style:style>
    <style:style style:name="P18" style:family="paragraph" style:parent-style-name="Standard">
      <style:text-properties fo:color="#000000" style:font-name="Consolas" fo:font-size="10pt" officeooo:rsid="0027bd23" officeooo:paragraph-rsid="00298a7c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181a41" style:font-size-asian="10pt" style:font-weight-asian="bold"/>
    </style:style>
    <style:style style:name="T3" style:family="text">
      <style:text-properties fo:color="#7f0055" style:font-name="Consolas" fo:font-size="10pt" fo:font-weight="bold" officeooo:rsid="001c9453" style:font-size-asian="10pt" style:font-weight-asian="bold"/>
    </style:style>
    <style:style style:name="T4" style:family="text">
      <style:text-properties fo:color="#7f0055" style:font-name="Consolas" fo:font-size="10pt" fo:font-weight="bold" officeooo:rsid="001e1f43" style:font-size-asian="10pt" style:font-weight-asian="bold"/>
    </style:style>
    <style:style style:name="T5" style:family="text">
      <style:text-properties fo:color="#7f0055" style:font-name="Consolas" fo:font-size="10pt" fo:font-weight="bold" style:font-size-asian="10pt" style:font-weight-asian="bold" style:font-size-complex="10pt"/>
    </style:style>
    <style:style style:name="T6" style:family="text">
      <style:text-properties fo:color="#7f0055" style:font-name="Consolas" fo:font-size="10pt" fo:font-weight="bold" style:font-size-asian="10pt" style:font-weight-asian="bold"/>
    </style:style>
    <style:style style:name="T7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7f0055" fo:font-weight="bold" officeooo:rsid="00298a7c" style:font-weight-asian="bold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style:font-size-asian="10pt" style:font-size-complex="10pt"/>
    </style:style>
    <style:style style:name="T12" style:family="text">
      <style:text-properties fo:color="#000000" style:font-name="Consolas" fo:font-size="10pt" officeooo:rsid="0024cd3f" style:font-size-asian="10pt"/>
    </style:style>
    <style:style style:name="T13" style:family="text">
      <style:text-properties fo:color="#000000" style:font-name="Consolas" fo:font-size="10pt" officeooo:rsid="00277b42" style:font-size-asian="10pt"/>
    </style:style>
    <style:style style:name="T14" style:family="text">
      <style:text-properties fo:color="#000000" style:font-name="Consolas" fo:font-size="10pt" officeooo:rsid="0027bd23" style:font-size-asian="10pt"/>
    </style:style>
    <style:style style:name="T15" style:family="text">
      <style:text-properties fo:color="#000000" style:font-name="Consolas" fo:font-size="10pt" style:font-size-asian="10pt"/>
    </style:style>
    <style:style style:name="T16" style:family="text">
      <style:text-properties fo:color="#000000" style:font-name="Consolas" fo:font-size="10pt" fo:background-color="#d4d4d4" loext:char-shading-value="0" style:font-size-asian="10pt"/>
    </style:style>
    <style:style style:name="T1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Consolas" fo:font-size="10pt" fo:font-weight="bold" officeooo:rsid="002170f2" style:font-size-asian="10pt" style:font-weight-asian="bold"/>
    </style:style>
    <style:style style:name="T19" style:family="text">
      <style:text-properties fo:color="#000000" style:font-name="Consolas" fo:font-size="10pt" fo:font-weight="bold" officeooo:rsid="002347cf" style:font-size-asian="10pt" style:font-weight-asian="bold"/>
    </style:style>
    <style:style style:name="T20" style:family="text">
      <style:text-properties fo:color="#000000" style:font-name="Consolas" fo:font-size="10pt" fo:font-style="italic" style:font-size-asian="10pt" style:font-style-asian="italic"/>
    </style:style>
    <style:style style:name="T21" style:family="text">
      <style:text-properties fo:color="#000000" style:font-name="Consolas" fo:font-size="10pt" fo:font-style="italic" style:font-size-asian="10pt" style:font-style-asian="italic"/>
    </style:style>
    <style:style style:name="T22" style:family="text">
      <style:text-properties fo:color="#000000" style:font-name="Consolas" fo:font-size="10pt" fo:font-style="italic" fo:background-color="#d4d4d4" loext:char-shading-value="0" style:font-size-asian="10pt" style:font-style-asian="italic"/>
    </style:style>
    <style:style style:name="T23" style:family="text">
      <style:text-properties fo:color="#6a3e3e" style:font-name="Consolas" fo:font-size="10pt" style:font-size-asian="10pt"/>
    </style:style>
    <style:style style:name="T24" style:family="text">
      <style:text-properties fo:color="#6a3e3e" style:font-name="Consolas" fo:font-size="10pt" style:font-size-asian="10pt" style:font-size-complex="10pt"/>
    </style:style>
    <style:style style:name="T25" style:family="text">
      <style:text-properties fo:color="#6a3e3e" style:font-name="Consolas" fo:font-size="10pt" style:font-size-asian="10pt"/>
    </style:style>
    <style:style style:name="T26" style:family="text">
      <style:text-properties fo:color="#6a3e3e" style:font-name="Consolas" fo:font-size="10pt" fo:background-color="#f0d8a8" loext:char-shading-value="0" style:font-size-asian="10pt"/>
    </style:style>
    <style:style style:name="T27" style:family="text">
      <style:text-properties fo:color="#6a3e3e" style:font-name="Consolas" fo:font-size="10pt" fo:background-color="#d4d4d4" loext:char-shading-value="0" style:font-size-asian="10pt"/>
    </style:style>
    <style:style style:name="T28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3f7f5f" style:font-name="Consolas" fo:font-size="10pt" style:font-size-asian="10pt"/>
    </style:style>
    <style:style style:name="T30" style:family="text">
      <style:text-properties fo:color="#3f7f5f" style:font-name="Consolas" fo:font-size="10pt" style:font-size-asian="10pt"/>
    </style:style>
    <style:style style:name="T3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2" style:family="text">
      <style:text-properties fo:color="#2a00ff" style:font-name="Consolas" fo:font-size="10pt" style:font-size-asian="10pt"/>
    </style:style>
    <style:style style:name="T33" style:family="text">
      <style:text-properties fo:color="#2a00ff" style:font-name="Consolas" fo:font-size="10pt" fo:background-color="#d4d4d4" loext:char-shading-value="0" style:font-size-asian="10pt"/>
    </style:style>
    <style:style style:name="T34" style:family="text">
      <style:text-properties fo:color="#7f9fbf" style:font-name="Consolas" fo:font-size="10pt" fo:font-weight="bold" style:font-size-asian="10pt" style:font-weight-asian="bold"/>
    </style:style>
    <style:style style:name="T35" style:family="text">
      <style:text-properties fo:color="#7f9fbf" style:font-name="Consolas"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</text:p>
      <text:p text:style-name="P1"/>
      <text:p text:style-name="P1"/>
      <text:p text:style-name="P1">1.</text:p>
      <text:p text:style-name="P1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pan text:style-name="T10"><text:tab/></text:span><text:span text:style-name="T1">public</text:span><text:span text:style-name="T10"> </text:span><text:span text:style-name="T1">int</text:span><text:span text:style-name="T10"> createThread(String </text:span><text:span text:style-name="T23">passed</text:span><text:span text:style-name="T10">)</text:span></text:p>
      <text:p text:style-name="P9"><text:tab/>{</text:p>
      <text:p text:style-name="P7"><text:span text:style-name="T10"><text:tab/><text:tab/></text:span><text:span text:style-name="T1">int</text:span><text:span text:style-name="T10"> </text:span><text:span text:style-name="T28">priority</text:span><text:span text:style-name="T10">;</text:span></text:p>
      <text:p text:style-name="P7"><text:span text:style-name="T10"><text:tab/><text:tab/></text:span><text:span text:style-name="T29">/*</text:span></text:p>
      <text:p text:style-name="P12"><text:tab/><text:tab/> * WAP to create a Thread . Set its name as passed in the argument</text:p>
      <text:p text:style-name="P12"><text:tab/><text:tab/> * and return its default priority.</text:p>
      <text:p text:style-name="P12"><text:tab/><text:tab/> * */</text:p>
      <text:p text:style-name="P7"><text:span text:style-name="T10"><text:tab/><text:tab/>Thread </text:span><text:span text:style-name="T26">thread1</text:span><text:span text:style-name="T10">=</text:span><text:span text:style-name="T1">new</text:span><text:span text:style-name="T10"> Thread(</text:span><text:span text:style-name="T23">passed</text:span><text:span text:style-name="T10">);</text:span></text:p>
      <text:p text:style-name="P9"><text:tab/><text:tab/></text:p>
      <text:p text:style-name="P7"><text:span text:style-name="T10"><text:tab/><text:tab/></text:span><text:span text:style-name="T1">return</text:span><text:span text:style-name="T10"> </text:span><text:span text:style-name="T27">thread1</text:span><text:span text:style-name="T10">.getPriority();</text:span></text:p>
      <text:p text:style-name="P9"><text:tab/>}</text:p>
      <text:p text:style-name="P9">}</text:p>
      <text:p text:style-name="P1"/>
      <text:p text:style-name="P1"/>
      <text:p text:style-name="P1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String findState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nn</text:span><text:span text:style-name="T10">=</text:span><text:span text:style-name="T1">null</text:span><text:span text:style-name="T10">;</text:span></text:p>
      <text:p text:style-name="P7"><text:span text:style-name="T10"><text:tab/><text:tab/></text:span><text:span text:style-name="T29">/*</text:span></text:p>
      <text:p text:style-name="P12"><text:tab/><text:tab/> * WAP to accept a Thread as Argument and Return its STATE as result.</text:p>
      <text:p text:style-name="P12"><text:tab/><text:tab/> * */</text:p>
      <text:p text:style-name="P8"/>
      <text:p text:style-name="P7"><text:span text:style-name="T10"><text:tab/></text:span><text:span text:style-name="T1">return</text:span><text:span text:style-name="T10"> </text:span><text:span text:style-name="T23">tName</text:span><text:span text:style-name="T10">.getState().toString();</text:span></text:p>
      <text:p text:style-name="P9"><text:tab/>}</text:p>
      <text:p text:style-name="P9">}</text:p>
      <text:p text:style-name="P9"><text:tab/></text:p>
      <text:p text:style-name="P1"/>
      <text:p text:style-name="P1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pan text:style-name="T10"><text:tab/></text:span><text:span text:style-name="T1">public</text:span><text:span text:style-name="T10"> String findThreadName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nn</text:span><text:span text:style-name="T10">=</text:span><text:span text:style-name="T1">null</text:span><text:span text:style-name="T10">;</text:span></text:p>
      <text:p text:style-name="P7"><text:span text:style-name="T10"><text:tab/><text:tab/></text:span><text:span text:style-name="T29">/*</text:span></text:p>
      <text:p text:style-name="P12"><text:tab/><text:tab/> * WAP to accept a Thread as Argument and Return its NAME as result.</text:p>
      <text:p text:style-name="P12"><text:tab/><text:tab/> * */</text:p>
      <text:p text:style-name="P9"><text:tab/></text:p>
      <text:p text:style-name="P7"><text:span text:style-name="T10"><text:tab/><text:tab/></text:span><text:span text:style-name="T1">return</text:span><text:span text:style-name="T10"> </text:span><text:span text:style-name="T23">tName</text:span><text:span text:style-name="T10">.getName().toString();</text:span></text:p>
      <text:p text:style-name="P9"><text:tab/>}</text:p>
      <text:p text:style-name="P9">}</text:p>
      <text:p text:style-name="P1"/>
      <text:p text:style-name="P1"/>
      <text:p text:style-name="P1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oft-page-break/><text:span text:style-name="T10"><text:tab/></text:span><text:span text:style-name="T1">public</text:span><text:span text:style-name="T10"> </text:span><text:span text:style-name="T1">int</text:span><text:span text:style-name="T10"> findThreadPriority(Thread </text:span><text:span text:style-name="T23">tName</text:span><text:span text:style-name="T10">)</text:span></text:p>
      <text:p text:style-name="P9"><text:tab/>{</text:p>
      <text:p text:style-name="P7"><text:span text:style-name="T10"><text:tab/><text:tab/></text:span><text:span text:style-name="T1">int</text:span><text:span text:style-name="T10"> </text:span><text:span text:style-name="T28">priority</text:span><text:span text:style-name="T10">=0;</text:span></text:p>
      <text:p text:style-name="P7"><text:span text:style-name="T10"><text:tab/><text:tab/></text:span><text:span text:style-name="T29">/*</text:span></text:p>
      <text:p text:style-name="P12"><text:tab/><text:tab/> * WAP to accept a Thread as Argument and Return its PRIORITY Assigned to It.</text:p>
      <text:p text:style-name="P12"><text:tab/><text:tab/> * */</text:p>
      <text:p text:style-name="P9"><text:tab/><text:tab/></text:p>
      <text:p text:style-name="P7"><text:span text:style-name="T10"><text:tab/> <text:s text:c="3"/></text:span><text:span text:style-name="T1">return</text:span><text:span text:style-name="T10"> </text:span><text:span text:style-name="T23">tName</text:span><text:span text:style-name="T10">.getPriority();</text:span></text:p>
      <text:p text:style-name="P9"><text:tab/>}</text:p>
      <text:p text:style-name="P9">}</text:p>
      <text:p text:style-name="P1"/>
      <text:p text:style-name="P1"/>
      <text:p text:style-name="P1"><text:span text:style-name="T2">6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Thread changeThreadName(Thread </text:span><text:span text:style-name="T23">tName</text:span><text:span text:style-name="T10">)</text:span></text:p>
      <text:p text:style-name="P9"><text:tab/>{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change its name to "MYTHREAD" and Return</text:p>
      <text:p text:style-name="P12"><text:tab/><text:tab/> * </text:p>
      <text:p text:style-name="P12"><text:tab/><text:tab/> * */</text:p>
      <text:p text:style-name="P9"><text:tab/><text:tab/></text:p>
      <text:p text:style-name="P7"><text:span text:style-name="T23">tName</text:span><text:span text:style-name="T10">.setName(</text:span><text:span text:style-name="T32">"MYTHREAD"</text:span><text:span text:style-name="T10">);</text:span></text:p>
      <text:p text:style-name="P7"><text:span text:style-name="T10"><text:tab/><text:tab/></text:span><text:span text:style-name="T1">return</text:span><text:span text:style-name="T10"> (</text:span><text:span text:style-name="T23">tName</text:span><text:span text:style-name="T10">);</text:span></text:p>
      <text:p text:style-name="P9"><text:tab/>}</text:p>
      <text:p text:style-name="P9">}</text:p>
      <text:p text:style-name="P1"/>
      <text:p text:style-name="P1"/>
      <text:p text:style-name="P1"/>
      <text:p text:style-name="P1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Thread changeThreadName(Thread </text:span><text:span text:style-name="T23">tName</text:span><text:span text:style-name="T10">)</text:span></text:p>
      <text:p text:style-name="P9"><text:tab/>{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,rename it to First 3 Letters of its name and Return</text:p>
      <text:p text:style-name="P7"><text:span text:style-name="T29"><text:tab/><text:tab/> * </text:span><text:span text:style-name="T31">Eg</text:span><text:span text:style-name="T29"> : If the Thread Name is HELLO <text:s/>, Set the name to HEL</text:span></text:p>
      <text:p text:style-name="P12"><text:tab/><text:tab/> * */</text:p>
      <text:p text:style-name="P7"><text:span text:style-name="T10"><text:tab/>String </text:span><text:span text:style-name="T23">s</text:span><text:span text:style-name="T10">=</text:span><text:span text:style-name="T23">tName</text:span><text:span text:style-name="T10">.getName();</text:span></text:p>
      <text:p text:style-name="P7"><text:span text:style-name="T10"><text:tab/></text:span><text:span text:style-name="T23">tName</text:span><text:span text:style-name="T10">.setName(</text:span><text:span text:style-name="T23">s</text:span><text:span text:style-name="T10">.substring(0,3));</text:span></text:p>
      <text:p text:style-name="P9"><text:tab/></text:p>
      <text:p text:style-name="P7"><text:span text:style-name="T10"><text:tab/><text:tab/></text:span><text:span text:style-name="T1">return</text:span><text:span text:style-name="T10"> </text:span><text:span text:style-name="T23">tName</text:span><text:span text:style-name="T10">;</text:span></text:p>
      <text:p text:style-name="P9"><text:tab/>}</text:p>
      <text:p text:style-name="P9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4">9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pan text:style-name="T10"><text:tab/></text:span><text:span text:style-name="T1">public</text:span><text:span text:style-name="T10"> </text:span><text:span text:style-name="T7">int</text:span><text:span text:style-name="T10"> findAlive(Thread </text:span><text:span text:style-name="T23">tName</text:span><text:span text:style-name="T10">)</text:span></text:p>
      <text:p text:style-name="P9"><text:tab/>{</text:p>
      <text:p text:style-name="P7"><text:span text:style-name="T10"><text:tab/><text:tab/></text:span><text:span text:style-name="T1">int</text:span><text:span text:style-name="T10"> </text:span><text:span text:style-name="T28">IsAlive</text:span><text:span text:style-name="T10">=-1;</text:span>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, And check whether the Thread is active or not</text:p>
      <text:p text:style-name="P12"><text:tab/><text:tab/> * If YES return 1 and 0 else</text:p>
      <text:p text:style-name="P12"><text:tab/><text:tab/> * */</text:p>
      <text:p text:style-name="P7"><text:span text:style-name="T10"><text:tab/></text:span><text:span text:style-name="T1">if</text:span><text:span text:style-name="T10"> (</text:span><text:span text:style-name="T23">tName</text:span><text:span text:style-name="T10">.isAlive()){</text:span></text:p>
      <text:p text:style-name="P7"><text:span text:style-name="T10"><text:tab/><text:tab/></text:span><text:span text:style-name="T7">return</text:span><text:span text:style-name="T16"> 1;</text:span><text:span text:style-name="T10">}</text:span></text:p>
      <text:p text:style-name="P7"><text:span text:style-name="T10"><text:tab/></text:span><text:span text:style-name="T1">else</text:span><text:span text:style-name="T10">{</text:span></text:p>
      <text:p text:style-name="P7"><text:span text:style-name="T10"><text:tab/><text:tab/></text:span><text:span text:style-name="T7">return</text:span><text:span text:style-name="T16"> 0;</text:span></text:p>
      <text:p text:style-name="P9"><text:tab/>}</text:p>
      <text:p text:style-name="P9"><text:tab/>}</text:p>
      <text:p text:style-name="P9">}</text:p>
      <text:p text:style-name="P1"/>
      <text:p text:style-name="P1"/>
      <text:p text:style-name="P1"/>
      <text:p text:style-name="P1"><text:span text:style-name="T3">8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pan text:style-name="T10"><text:tab/></text:span><text:span text:style-name="T1">public</text:span><text:span text:style-name="T10"> Thread changeThreadName(Thread </text:span><text:span text:style-name="T23">tName</text:span><text:span text:style-name="T10">)</text:span></text:p>
      <text:p text:style-name="P9"><text:tab/>{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,get its Name and find the vowels in it and rename the threads to </text:p>
      <text:p text:style-name="P12"><text:tab/><text:tab/> * concatenated form of vowels</text:p>
      <text:p text:style-name="P7"><text:span text:style-name="T29"><text:tab/><text:tab/> * </text:span><text:span text:style-name="T31">Eg</text:span><text:span text:style-name="T29"> : If the Thread Name is "EUROPE" change it to "UOE"</text:span></text:p>
      <text:p text:style-name="P12"><text:tab/><text:tab/> * */</text:p>
      <text:p text:style-name="P9"><text:tab/><text:tab/> </text:p>
      <text:p text:style-name="P7"><text:span text:style-name="T10"><text:tab/><text:tab/><text:tab/>String </text:span><text:span text:style-name="T23">s</text:span><text:span text:style-name="T10">=</text:span><text:span text:style-name="T23">tName</text:span><text:span text:style-name="T10">.getName();</text:span></text:p>
      <text:p text:style-name="P7"><text:span text:style-name="T10"><text:tab/><text:tab/><text:tab/>String </text:span><text:span text:style-name="T23">t</text:span><text:span text:style-name="T10">=</text:span><text:span text:style-name="T32">""</text:span><text:span text:style-name="T10">;</text:span></text:p>
      <text:p text:style-name="P7"><text:span text:style-name="T10"><text:tab/><text:tab/><text:tab/> </text:span><text:span text:style-name="T1">for</text:span><text:span text:style-name="T10">(</text:span><text:span text:style-name="T1">int</text:span><text:span text:style-name="T10"> </text:span><text:span text:style-name="T23">i</text:span><text:span text:style-name="T10">=0;</text:span><text:span text:style-name="T23">i</text:span><text:span text:style-name="T10"> &lt;</text:span><text:span text:style-name="T23">s</text:span><text:span text:style-name="T10">.length();</text:span><text:span text:style-name="T23">i</text:span><text:span text:style-name="T10">++){</text:span></text:p>
      <text:p text:style-name="P7"><text:span text:style-name="T10"><text:tab/><text:tab/><text:tab/> </text:span><text:span text:style-name="T1">char</text:span><text:span text:style-name="T10"> </text:span><text:span text:style-name="T23">a</text:span><text:span text:style-name="T10">=</text:span><text:span text:style-name="T23">s</text:span><text:span text:style-name="T10">.charAt(</text:span><text:span text:style-name="T23">i</text:span><text:span text:style-name="T10">);</text:span></text:p>
      <text:p text:style-name="P7"><text:span text:style-name="T10"><text:tab/><text:tab/><text:tab/><text:tab/></text:span><text:span text:style-name="T1">if</text:span><text:span text:style-name="T10">((</text:span><text:span text:style-name="T23">a</text:span><text:span text:style-name="T10">== </text:span><text:span text:style-name="T32">'A'</text:span><text:span text:style-name="T10">) || </text:span></text:p>
      <text:p text:style-name="P7"><text:span text:style-name="T10"><text:tab/><text:tab/> <text:s text:c="12"/>(</text:span><text:span text:style-name="T23">a</text:span><text:span text:style-name="T10"> == </text:span><text:span text:style-name="T32">'E'</text:span><text:span text:style-name="T10">) <text:s/>||</text:span></text:p>
      <text:p text:style-name="P7"><text:span text:style-name="T10"><text:tab/><text:tab/> <text:s text:c="12"/>(</text:span><text:span text:style-name="T23">a</text:span><text:span text:style-name="T10"> == </text:span><text:span text:style-name="T32">'I'</text:span><text:span text:style-name="T10">) || </text:span></text:p>
      <text:p text:style-name="P7"><text:span text:style-name="T10"><text:tab/><text:tab/> <text:s text:c="12"/>(</text:span><text:span text:style-name="T23">a</text:span><text:span text:style-name="T10"> == </text:span><text:span text:style-name="T32">'O'</text:span><text:span text:style-name="T10">) ||</text:span></text:p>
      <text:p text:style-name="P7"><text:span text:style-name="T10"><text:tab/><text:tab/> <text:s text:c="12"/>(</text:span><text:span text:style-name="T23">a</text:span><text:span text:style-name="T10"> == </text:span><text:span text:style-name="T32">'U'</text:span><text:span text:style-name="T10">)|| (</text:span><text:span text:style-name="T23">a</text:span><text:span text:style-name="T10"> == </text:span><text:span text:style-name="T32">'a'</text:span><text:span text:style-name="T10">) || (</text:span><text:span text:style-name="T23">a</text:span><text:span text:style-name="T10"> == </text:span><text:span text:style-name="T32">'e'</text:span><text:span text:style-name="T10">) || (</text:span><text:span text:style-name="T23">a</text:span><text:span text:style-name="T10"> == </text:span><text:span text:style-name="T32">'i'</text:span><text:span text:style-name="T10">) || (</text:span><text:span text:style-name="T23">a</text:span><text:span text:style-name="T10"> == </text:span><text:span text:style-name="T32">'o'</text:span><text:span text:style-name="T10">) || (</text:span><text:span text:style-name="T23">a</text:span><text:span text:style-name="T10"> == </text:span><text:span text:style-name="T32">'u'</text:span><text:span text:style-name="T10">)) {</text:span></text:p>
      <text:p text:style-name="P7"><text:span text:style-name="T10"><text:tab/><text:tab/> <text:s text:c="11"/><text:tab/> </text:span><text:span text:style-name="T23">t</text:span><text:span text:style-name="T10">=</text:span><text:span text:style-name="T23">t</text:span><text:span text:style-name="T10">+</text:span><text:span text:style-name="T23">a</text:span><text:span text:style-name="T10">;</text:span></text:p>
      <text:p text:style-name="P9"><text:tab/><text:tab/> <text:s text:c="12"/>}</text:p>
      <text:p text:style-name="P7"><text:span text:style-name="T10"><text:tab/><text:tab/><text:tab/><text:tab/> </text:span><text:span text:style-name="T23">tName</text:span><text:span text:style-name="T10">.setName(</text:span><text:span text:style-name="T23">t</text:span><text:span text:style-name="T10">); </text:span></text:p>
      <text:p text:style-name="P9"><text:tab/><text:tab/><text:tab/> }</text:p>
      <text:p text:style-name="P9"><text:tab/><text:tab/><text:tab/></text:p>
      <text:p text:style-name="P7"><text:span text:style-name="T10"><text:tab/><text:tab/><text:tab/><text:tab/></text:span><text:span text:style-name="T1">return</text:span><text:span text:style-name="T10"> </text:span><text:span text:style-name="T23">tName</text:span><text:span text:style-name="T10">;</text:span></text:p>
      <text:p text:style-name="P10"><text:tab/><text:tab/><text:tab/>}</text:p>
      <text:p text:style-name="P10"><text:tab/><text:tab/>}</text:p>
      <text:p text:style-name="P2">\</text:p>
      <text:p text:style-name="P2"><text:soft-page-break/></text:p>
      <text:p text:style-name="P2">10.</text:p>
      <text:p text:style-name="P2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Thread changeThreadNamePriority(Thread </text:span><text:span text:style-name="T23">tName</text:span><text:span text:style-name="T10">)</text:span></text:p>
      <text:p text:style-name="P9"><text:tab/>{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,and change its name to first letter and last letter of the name.</text:p>
      <text:p text:style-name="P12"><text:tab/><text:tab/> * And change its priority to MAX and return.</text:p>
      <text:p text:style-name="P7"><text:span text:style-name="T29"><text:tab/><text:tab/> * </text:span><text:span text:style-name="T31">Eg</text:span><text:span text:style-name="T29">: IF thread Name is "HELLO" change it to "HO" and change the priority to MAX</text:span></text:p>
      <text:p text:style-name="P12"><text:tab/><text:tab/> * */</text:p>
      <text:p text:style-name="P7"><text:span text:style-name="T10"><text:tab/>String </text:span><text:span text:style-name="T23">s</text:span><text:span text:style-name="T10">=</text:span><text:span text:style-name="T23">tName</text:span><text:span text:style-name="T10">.getName();</text:span></text:p>
      <text:p text:style-name="P7"><text:span text:style-name="T10"><text:tab/>String </text:span><text:span text:style-name="T23">s1</text:span><text:span text:style-name="T10">=</text:span><text:span text:style-name="T23">s</text:span><text:span text:style-name="T10">.substring(0,1);</text:span></text:p>
      <text:p text:style-name="P7"><text:span text:style-name="T10"><text:tab/>String </text:span><text:span text:style-name="T23">s2</text:span><text:span text:style-name="T10">=</text:span><text:span text:style-name="T23">s</text:span><text:span text:style-name="T10">.substring(</text:span><text:span text:style-name="T23">s</text:span><text:span text:style-name="T10">.length()-1);</text:span></text:p>
      <text:p text:style-name="P7"><text:span text:style-name="T10"><text:tab/>String </text:span><text:span text:style-name="T23">s3</text:span><text:span text:style-name="T10">=</text:span><text:span text:style-name="T23">s1</text:span><text:span text:style-name="T10">+</text:span><text:span text:style-name="T23">s2</text:span><text:span text:style-name="T10">;</text:span></text:p>
      <text:p text:style-name="P7"><text:span text:style-name="T10"><text:tab/></text:span><text:span text:style-name="T23">tName</text:span><text:span text:style-name="T10">.setName(</text:span><text:span text:style-name="T23">s3</text:span><text:span text:style-name="T10">);</text:span></text:p>
      <text:p text:style-name="P7"><text:span text:style-name="T10"><text:tab/></text:span><text:span text:style-name="T23">tName</text:span><text:span text:style-name="T10">.setPriority(10);</text:span></text:p>
      <text:p text:style-name="P7"><text:span text:style-name="T10"><text:tab/></text:span><text:span text:style-name="T1">return</text:span><text:span text:style-name="T10"> </text:span><text:span text:style-name="T23">tName</text:span><text:span text:style-name="T10">;</text:span></text:p>
      <text:p text:style-name="P9"><text:tab/></text:p>
      <text:p text:style-name="P9"><text:tab/><text:tab/></text:p>
      <text:p text:style-name="P9">}</text:p>
      <text:p text:style-name="P9"><text:tab/></text:p>
      <text:p text:style-name="P13">}</text:p>
      <text:p text:style-name="P13"/>
      <text:p text:style-name="P13"/>
      <text:p text:style-name="P2"><text:span text:style-name="T18">11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pan text:style-name="T10"><text:tab/></text:span><text:span text:style-name="T1">public</text:span><text:span text:style-name="T10"> String findThreadGroup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groupName</text:span><text:span text:style-name="T10">=</text:span><text:span text:style-name="T1">null</text:span><text:span text:style-name="T10">;</text:span>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and return in which ThreadGroup it belong to.</text:p>
      <text:p text:style-name="P12"><text:tab/><text:tab/> * */</text:p>
      <text:p text:style-name="P9"><text:tab/></text:p>
      <text:p text:style-name="P7"><text:span text:style-name="T10"><text:tab/></text:span><text:span text:style-name="T11"><text:tab/></text:span><text:span text:style-name="T5">return</text:span><text:span text:style-name="T11"> </text:span><text:span text:style-name="T24">tName</text:span><text:span text:style-name="T11">.getThreadGroup().toString();</text:span></text:p>
      <text:p text:style-name="P11"><text:tab/>}</text:p>
      <text:p text:style-name="P9">}</text:p>
      <text:p text:style-name="P9"/>
      <text:p text:style-name="P9"/>
      <text:p text:style-name="P9"/>
      <text:p text:style-name="P14">12.</text:p>
      <text:p text:style-name="P2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/text:p>
      <text:p text:style-name="P9">{</text:p>
      <text:p text:style-name="P7"><text:span text:style-name="T10"><text:tab/></text:span><text:span text:style-name="T1">public</text:span><text:span text:style-name="T10"> </text:span><text:span text:style-name="T16">String</text:span><text:span text:style-name="T10"> findThreadGroup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groupName</text:span><text:span text:style-name="T10">=</text:span><text:span text:style-name="T1">null</text:span><text:span text:style-name="T10">;</text:span></text:p>
      <text:p text:style-name="P7"><text:soft-page-break/><text:span text:style-name="T10"><text:tab/><text:tab/></text:span><text:span text:style-name="T29">/*</text:span></text:p>
      <text:p text:style-name="P12"><text:tab/><text:tab/> * WAP to accept a Thread as argument and find in which ThreadGroup it belong to.</text:p>
      <text:p text:style-name="P12"><text:tab/><text:tab/> * IF the ThreadGroup is in main return "MAIN THREAD GROUP"</text:p>
      <text:p text:style-name="P12"><text:tab/><text:tab/> * Else return "CHILD THREAD GROUP"</text:p>
      <text:p text:style-name="P12"><text:tab/><text:tab/> * */</text:p>
      <text:p text:style-name="P7"><text:span text:style-name="T10"><text:tab/></text:span><text:span text:style-name="T1">if</text:span><text:span text:style-name="T10">(</text:span><text:span text:style-name="T23">tName</text:span><text:span text:style-name="T10">.getThreadGroup()==Thread.</text:span><text:span text:style-name="T20">currentThread</text:span><text:span text:style-name="T10">().getThreadGroup()){</text:span></text:p>
      <text:p text:style-name="P7"><text:span text:style-name="T10"><text:tab/><text:tab/></text:span><text:span text:style-name="T7">return</text:span><text:span text:style-name="T16"> </text:span><text:span text:style-name="T33">"MAIN THREAD GROUP"</text:span><text:span text:style-name="T16">;</text:span></text:p>
      <text:p text:style-name="P9"><text:tab/>}</text:p>
      <text:p text:style-name="P7"><text:span text:style-name="T10"><text:tab/></text:span><text:span text:style-name="T1">else</text:span><text:span text:style-name="T10">{</text:span></text:p>
      <text:p text:style-name="P7"><text:span text:style-name="T10"><text:tab/><text:tab/></text:span><text:span text:style-name="T7">return</text:span><text:span text:style-name="T16"> </text:span><text:span text:style-name="T33">"CHILD THREAD GROUP"</text:span><text:span text:style-name="T16">;</text:span></text:p>
      <text:p text:style-name="P9"><text:tab/>}</text:p>
      <text:p text:style-name="P9"><text:tab/>}</text:p>
      <text:p text:style-name="P9">}</text:p>
      <text:p text:style-name="P13"/>
      <text:p text:style-name="P13"/>
      <text:p text:style-name="P13"/>
      <text:p text:style-name="P2"><text:span text:style-name="T19">13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String findPriority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priorityText</text:span><text:span text:style-name="T10">=</text:span><text:span text:style-name="T1">null</text:span><text:span text:style-name="T10">;</text:span></text:p>
      <text:p text:style-name="P7"><text:span text:style-name="T10"><text:tab/><text:tab/></text:span><text:span text:style-name="T29">/*</text:span></text:p>
      <text:p text:style-name="P12"><text:tab/><text:tab/> * WAP to accept a Thread as argument and find its Priority</text:p>
      <text:p text:style-name="P12"><text:tab/><text:tab/> If the priority is 1 return "LOW PRIORITY".</text:p>
      <text:p text:style-name="P12"><text:tab/><text:tab/> If the priority is 5 return "MEDIUM PRIORITY".</text:p>
      <text:p text:style-name="P12"><text:tab/><text:tab/> If the priority is 10 return "MAXIMUM PRIORITY".</text:p>
      <text:p text:style-name="P12"><text:tab/><text:tab/>*/</text:p>
      <text:p text:style-name="P7"><text:span text:style-name="T1">if</text:span><text:span text:style-name="T10">(</text:span><text:span text:style-name="T23">tName</text:span><text:span text:style-name="T10">.getPriority()==1){</text:span></text:p>
      <text:p text:style-name="P7"><text:span text:style-name="T10"><text:tab/></text:span><text:span text:style-name="T1">return</text:span><text:span text:style-name="T10"> </text:span><text:span text:style-name="T32">"LOW PRIORITY"</text:span><text:span text:style-name="T10">;</text:span></text:p>
      <text:p text:style-name="P9">}</text:p>
      <text:p text:style-name="P7"><text:span text:style-name="T1">if</text:span><text:span text:style-name="T10">(</text:span><text:span text:style-name="T23">tName</text:span><text:span text:style-name="T10">.getPriority()==5){</text:span></text:p>
      <text:p text:style-name="P7"><text:span text:style-name="T1">return</text:span><text:span text:style-name="T10"> </text:span><text:span text:style-name="T32">"MEDIUM PRIORITY"</text:span><text:span text:style-name="T10">;</text:span></text:p>
      <text:p text:style-name="P9">}</text:p>
      <text:p text:style-name="P8"/>
      <text:p text:style-name="P7"><text:span text:style-name="T1">if</text:span><text:span text:style-name="T10">(</text:span><text:span text:style-name="T23">tName</text:span><text:span text:style-name="T10">.getPriority()==10){</text:span></text:p>
      <text:p text:style-name="P7"><text:span text:style-name="T1">return</text:span><text:span text:style-name="T10"> </text:span><text:span text:style-name="T32">"MAXIMUM PRIORITY"</text:span><text:span text:style-name="T10">;</text:span></text:p>
      <text:p text:style-name="P9">}</text:p>
      <text:p text:style-name="P7"><text:span text:style-name="T1">return</text:span><text:span text:style-name="T10"> </text:span><text:span text:style-name="T1">null</text:span><text:span text:style-name="T10">;</text:span></text:p>
      <text:p text:style-name="P9"><text:tab/><text:tab/></text:p>
      <text:p text:style-name="P9"><text:tab/>}</text:p>
      <text:p text:style-name="P9">}</text:p>
      <text:p text:style-name="P13"/>
      <text:p text:style-name="P13"/>
      <text:p text:style-name="P3"><text:span text:style-name="T12">14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String findPriority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priorityText</text:span><text:span text:style-name="T10">=</text:span><text:span text:style-name="T1">null</text:span><text:span text:style-name="T10">;</text:span></text:p>
      <text:p text:style-name="P7"><text:span text:style-name="T10"><text:tab/><text:tab/></text:span><text:span text:style-name="T29">/*</text:span></text:p>
      <text:p text:style-name="P12"><text:tab/><text:tab/> * WAP to accept a Thread as argument and find its Priority</text:p>
      <text:p text:style-name="P12"><text:tab/><text:tab/> If the priority is 0 return "LOW PRIORITY".</text:p>
      <text:p text:style-name="P12"><text:tab/><text:tab/> If the priority is between 1 and 4 return "BELOW NORMAL PRIORITY"</text:p>
      <text:p text:style-name="P12"><text:tab/><text:tab/> If the priority is 5 return "NORMAL PRIORITY".</text:p>
      <text:p text:style-name="P12"><text:soft-page-break/><text:tab/><text:tab/> If the priority is between 6 and 9 return "ABOVE NORMAL PRIORITY"</text:p>
      <text:p text:style-name="P12"><text:tab/><text:tab/> If the priority is 10 return "MAXIMUM PRIORITY".</text:p>
      <text:p text:style-name="P12"><text:tab/><text:tab/>*/</text:p>
      <text:p text:style-name="P7"><text:span text:style-name="T10"><text:tab/><text:tab/></text:span><text:span text:style-name="T1">if</text:span><text:span text:style-name="T10">(</text:span><text:span text:style-name="T23">tName</text:span><text:span text:style-name="T10">.getPriority()==0){</text:span></text:p>
      <text:p text:style-name="P7"><text:span text:style-name="T10"><text:tab/><text:tab/><text:tab/></text:span><text:span text:style-name="T1">return</text:span><text:span text:style-name="T10"> </text:span><text:span text:style-name="T32">"LOW PRIORITY"</text:span><text:span text:style-name="T10">;</text:span></text:p>
      <text:p text:style-name="P9"><text:tab/><text:tab/>}</text:p>
      <text:p text:style-name="P7"><text:span text:style-name="T10"><text:tab/><text:tab/></text:span><text:span text:style-name="T1">if</text:span><text:span text:style-name="T10">(</text:span><text:span text:style-name="T23">tName</text:span><text:span text:style-name="T10">.getPriority()&gt;=1&amp;&amp;(</text:span><text:span text:style-name="T23">tName</text:span><text:span text:style-name="T10">.getPriority()&lt;=4)){</text:span></text:p>
      <text:p text:style-name="P7"><text:span text:style-name="T10"><text:tab/><text:tab/></text:span><text:span text:style-name="T1">return</text:span><text:span text:style-name="T10"> </text:span><text:span text:style-name="T32">"BELOW NORMAL PRIORITY"</text:span><text:span text:style-name="T10">;</text:span></text:p>
      <text:p text:style-name="P9"><text:tab/><text:tab/>}</text:p>
      <text:p text:style-name="P8"/>
      <text:p text:style-name="P7"><text:span text:style-name="T10"><text:tab/><text:tab/></text:span><text:span text:style-name="T1">if</text:span><text:span text:style-name="T10">(</text:span><text:span text:style-name="T23">tName</text:span><text:span text:style-name="T10">.getPriority()==5){</text:span></text:p>
      <text:p text:style-name="P7"><text:span text:style-name="T10"><text:tab/><text:tab/></text:span><text:span text:style-name="T1">return</text:span><text:span text:style-name="T10"> </text:span><text:span text:style-name="T32">"NORMAL PRIORITY"</text:span><text:span text:style-name="T10">;}</text:span></text:p>
      <text:p text:style-name="P7"><text:span text:style-name="T10"><text:tab/><text:tab/></text:span><text:span text:style-name="T1">if</text:span><text:span text:style-name="T10">(</text:span><text:span text:style-name="T23">tName</text:span><text:span text:style-name="T10">.getPriority()&gt;=6&amp;&amp;(</text:span><text:span text:style-name="T23">tName</text:span><text:span text:style-name="T10">.getPriority()&lt;=9)){</text:span></text:p>
      <text:p text:style-name="P7"><text:span text:style-name="T10"><text:tab/><text:tab/><text:tab/></text:span><text:span text:style-name="T1">return</text:span><text:span text:style-name="T10"> </text:span><text:span text:style-name="T32">"ABOVE NORMAL PRIORITY"</text:span><text:span text:style-name="T10">;</text:span></text:p>
      <text:p text:style-name="P9"><text:tab/><text:tab/><text:tab/>}</text:p>
      <text:p text:style-name="P7"><text:span text:style-name="T10"><text:tab/><text:tab/></text:span><text:span text:style-name="T1">if</text:span><text:span text:style-name="T10">(</text:span><text:span text:style-name="T23">tName</text:span><text:span text:style-name="T10">.getPriority()==10){</text:span></text:p>
      <text:p text:style-name="P7"><text:span text:style-name="T10"><text:tab/><text:tab/><text:tab/></text:span><text:span text:style-name="T1">return</text:span><text:span text:style-name="T10"> </text:span><text:span text:style-name="T32">"MAXIMUM PRIORITY"</text:span><text:span text:style-name="T10">;}</text:span></text:p>
      <text:p text:style-name="P7"><text:span text:style-name="T10"><text:tab/><text:tab/></text:span><text:span text:style-name="T1">return</text:span><text:span text:style-name="T10"> </text:span><text:span text:style-name="T1">null</text:span><text:span text:style-name="T10">;</text:span></text:p>
      <text:p text:style-name="P9">}</text:p>
      <text:p text:style-name="P15">}</text:p>
      <text:p text:style-name="P13"/>
      <text:p text:style-name="P13"/>
      <text:p text:style-name="P13"/>
      <text:p text:style-name="P16">16.</text:p>
      <text:p text:style-name="P4"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String sleepThread(Thread </text:span><text:span text:style-name="T23">tName</text:span><text:span text:style-name="T10">) </text:span><text:span text:style-name="T1">throws</text:span><text:span text:style-name="T10"> Exception</text:span></text:p>
      <text:p text:style-name="P9"><text:tab/>{</text:p>
      <text:p text:style-name="P7"><text:span text:style-name="T10"><text:tab/><text:tab/>String </text:span><text:span text:style-name="T28">statusText</text:span><text:span text:style-name="T10">=</text:span><text:span text:style-name="T1">null</text:span><text:span text:style-name="T10">;</text:span></text:p>
      <text:p text:style-name="P7"><text:span text:style-name="T10"><text:tab/><text:tab/></text:span><text:span text:style-name="T29">/*</text:span></text:p>
      <text:p text:style-name="P12"><text:tab/><text:tab/> * WAP to accept a Thread as argument .</text:p>
      <text:p text:style-name="P12"><text:tab/><text:tab/> start the thread , and make it sleep for 5 seconds , find the status and return</text:p>
      <text:p text:style-name="P12"><text:tab/><text:tab/> * </text:p>
      <text:p text:style-name="P12"><text:tab/><text:tab/>*/</text:p>
      <text:p text:style-name="P9"><text:tab/></text:p>
      <text:p text:style-name="P7"><text:span text:style-name="T10"><text:tab/><text:tab/>Thread </text:span><text:span text:style-name="T28">t</text:span><text:span text:style-name="T10">=</text:span><text:span text:style-name="T1">new</text:span><text:span text:style-name="T10"> Thread(</text:span><text:span text:style-name="T23">tName</text:span><text:span text:style-name="T10">);</text:span></text:p>
      <text:p text:style-name="P7"><text:span text:style-name="T10"><text:tab/><text:tab/></text:span><text:span text:style-name="T23">tName</text:span><text:span text:style-name="T10">.start();</text:span></text:p>
      <text:p text:style-name="P7"><text:span text:style-name="T10"><text:tab/><text:tab/></text:span><text:span text:style-name="T22">sleep</text:span><text:span text:style-name="T10">(5000);</text:span></text:p>
      <text:p text:style-name="P9"><text:tab/><text:tab/><text:tab/><text:tab/></text:p>
      <text:p text:style-name="P7"><text:span text:style-name="T10"><text:tab/><text:tab/></text:span><text:span text:style-name="T1">return</text:span><text:span text:style-name="T10"> </text:span><text:span text:style-name="T23">tName</text:span><text:span text:style-name="T10">.getState().toString();</text:span></text:p>
      <text:p text:style-name="P9"><text:tab/>}</text:p>
      <text:p text:style-name="P9">}</text:p>
      <text:p text:style-name="P16"/>
      <text:p text:style-name="P16"/>
      <text:p text:style-name="P5"><text:span text:style-name="T13">17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</text:span><text:span text:style-name="T16">String</text:span><text:span text:style-name="T10"> findInitialFinalStatus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8">statusText</text:span><text:span text:style-name="T10">=</text:span><text:span text:style-name="T1">null</text:span><text:span text:style-name="T10">;</text:span>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 .</text:p>
      <text:p text:style-name="P12"><text:tab/><text:tab/> find the initial status..make it sleep for 5000 milliseconds</text:p>
      <text:p text:style-name="P12"><text:soft-page-break/><text:tab/><text:tab/> get the final status , concatenate with old status with a - and return</text:p>
      <text:p text:style-name="P7"><text:span text:style-name="T29"><text:tab/><text:tab/> </text:span><text:span text:style-name="T31">Eg</text:span><text:span text:style-name="T29"> : <text:s/>NEW-TERMINATED </text:span></text:p>
      <text:p text:style-name="P7"><text:span text:style-name="T29"><text:tab/><text:tab/> </text:span><text:span text:style-name="T31">Eg</text:span><text:span text:style-name="T29"> : RUNNABLE-TERMINATED</text:span></text:p>
      <text:p text:style-name="P12"><text:tab/><text:tab/> * </text:p>
      <text:p text:style-name="P12"><text:tab/><text:tab/>*/</text:p>
      <text:p text:style-name="P9"><text:tab/><text:tab/></text:p>
      <text:p text:style-name="P7"><text:span text:style-name="T10"><text:tab/><text:tab/>String </text:span><text:span text:style-name="T23">a</text:span><text:span text:style-name="T10">=</text:span><text:span text:style-name="T23">tName</text:span><text:span text:style-name="T10">.getState().toString();</text:span></text:p>
      <text:p text:style-name="P7"><text:span text:style-name="T10"><text:tab/><text:tab/></text:span><text:span text:style-name="T1">try</text:span><text:span text:style-name="T10"> {</text:span></text:p>
      <text:p text:style-name="P7"><text:span text:style-name="T10"><text:tab/><text:tab/><text:tab/>Thread.</text:span><text:span text:style-name="T20">sleep</text:span><text:span text:style-name="T10">(5000);</text:span></text:p>
      <text:p text:style-name="P7"><text:span text:style-name="T10"><text:tab/><text:tab/>} </text:span><text:span text:style-name="T1">catch</text:span><text:span text:style-name="T10"> (InterruptedException </text:span><text:span text:style-name="T23">e</text:span><text:span text:style-name="T10">) {</text:span></text:p>
      <text:p text:style-name="P7"><text:span text:style-name="T10"><text:tab/><text:tab/><text:tab/></text:span><text:span text:style-name="T29">// </text:span><text:span text:style-name="T34">TODO</text:span><text:span text:style-name="T29"> Auto-generated catch block</text:span></text:p>
      <text:p text:style-name="P7"><text:span text:style-name="T10"><text:tab/><text:tab/><text:tab/></text:span><text:span text:style-name="T23">e</text:span><text:span text:style-name="T10">.printStackTrace();</text:span></text:p>
      <text:p text:style-name="P9"><text:tab/><text:tab/>}</text:p>
      <text:p text:style-name="P7"><text:span text:style-name="T10"><text:tab/><text:tab/>String </text:span><text:span text:style-name="T23">b</text:span><text:span text:style-name="T10">=</text:span><text:span text:style-name="T23">tName</text:span><text:span text:style-name="T10">.getState().toString();</text:span></text:p>
      <text:p text:style-name="P9"><text:tab/><text:tab/></text:p>
      <text:p text:style-name="P7"><text:span text:style-name="T10"><text:tab/><text:tab/></text:span><text:span text:style-name="T7">return</text:span><text:span text:style-name="T16"> </text:span><text:span text:style-name="T27">a</text:span><text:span text:style-name="T16">+</text:span><text:span text:style-name="T33">'-'</text:span><text:span text:style-name="T16">+</text:span><text:span text:style-name="T27">b</text:span><text:span text:style-name="T16">;</text:span></text:p>
      <text:p text:style-name="P9"><text:tab/>}</text:p>
      <text:p text:style-name="P9">}</text:p>
      <text:p text:style-name="P6"><text:span text:style-name="T14">18.</text:span><text:span text:style-name="T1">import</text:span><text:span text:style-name="T10"> </text:span><text:span text:style-name="T17">java.lang.Thread.State</text:span><text:span text:style-name="T10">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9">{</text:p>
      <text:p text:style-name="P7"><text:span text:style-name="T10"><text:tab/></text:span><text:span text:style-name="T1">public</text:span><text:span text:style-name="T10"> String findPriorityAndConvert(Thread </text:span><text:span text:style-name="T23">tName</text:span><text:span text:style-name="T10">)</text:span></text:p>
      <text:p text:style-name="P9"><text:tab/>{</text:p>
      <text:p text:style-name="P7"><text:span text:style-name="T10"><text:tab/><text:tab/>String </text:span><text:span text:style-name="T23">Text</text:span><text:span text:style-name="T10">=</text:span><text:span text:style-name="T1">null</text:span><text:span text:style-name="T10">;</text:span></text:p>
      <text:p text:style-name="P9"><text:tab/><text:tab/></text:p>
      <text:p text:style-name="P7"><text:span text:style-name="T10"><text:tab/><text:tab/></text:span><text:span text:style-name="T29">/*</text:span></text:p>
      <text:p text:style-name="P12"><text:tab/><text:tab/> * WAP to accept a Thread as argument. Find its priority and return it as words.</text:p>
      <text:p text:style-name="P7"><text:span text:style-name="T29"><text:tab/><text:tab/> </text:span><text:span text:style-name="T31">Eg</text:span><text:span text:style-name="T29"> : If priority is 1 , return ONE</text:span></text:p>
      <text:p text:style-name="P7"><text:span text:style-name="T29"><text:tab/><text:tab/> </text:span><text:span text:style-name="T31">Eg</text:span><text:span text:style-name="T29"> : If priority is 9 , return NINE </text:span></text:p>
      <text:p text:style-name="P12"><text:tab/><text:tab/> * </text:p>
      <text:p text:style-name="P12"><text:tab/><text:tab/>*/</text:p>
      <text:p text:style-name="P7"><text:span text:style-name="T10"><text:tab/><text:tab/></text:span><text:span text:style-name="T1">int</text:span><text:span text:style-name="T10"> </text:span><text:span text:style-name="T23">t</text:span><text:span text:style-name="T10">=</text:span><text:span text:style-name="T23">tName</text:span><text:span text:style-name="T10">.getPriority();</text:span></text:p>
      <text:p text:style-name="P7"><text:span text:style-name="T10"><text:tab/><text:tab/></text:span><text:span text:style-name="T7">switch</text:span><text:span text:style-name="T10">(</text:span><text:span text:style-name="T23">t</text:span><text:span text:style-name="T10">)</text:span></text:p>
      <text:p text:style-name="P9"><text:tab/><text:tab/>{</text:p>
      <text:p text:style-name="P7"><text:span text:style-name="T10"><text:tab/><text:tab/></text:span><text:span text:style-name="T1">case</text:span><text:span text:style-name="T10"> 1:</text:span></text:p>
      <text:p text:style-name="P7"><text:span text:style-name="T10"><text:tab/><text:tab/><text:tab/></text:span><text:span text:style-name="T23">Text</text:span><text:span text:style-name="T10">=</text:span><text:span text:style-name="T32">"ONE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2:</text:span></text:p>
      <text:p text:style-name="P7"><text:span text:style-name="T10"><text:tab/><text:tab/><text:tab/></text:span><text:span text:style-name="T23">Text</text:span><text:span text:style-name="T10">=</text:span><text:span text:style-name="T32">"TWO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3:</text:span></text:p>
      <text:p text:style-name="P7"><text:span text:style-name="T10"><text:tab/><text:tab/><text:tab/></text:span><text:span text:style-name="T23">Text</text:span><text:span text:style-name="T10">=</text:span><text:span text:style-name="T32">"THREE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4:</text:span></text:p>
      <text:p text:style-name="P7"><text:span text:style-name="T10"><text:tab/><text:tab/><text:tab/></text:span><text:span text:style-name="T23">Text</text:span><text:span text:style-name="T10">=</text:span><text:span text:style-name="T32">"FOUR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5:</text:span></text:p>
      <text:p text:style-name="P7"><text:span text:style-name="T10"><text:tab/><text:tab/><text:tab/></text:span><text:span text:style-name="T23">Text</text:span><text:span text:style-name="T10">=</text:span><text:span text:style-name="T32">"FIVE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6:</text:span></text:p>
      <text:p text:style-name="P7"><text:span text:style-name="T10"><text:tab/><text:tab/><text:tab/></text:span><text:span text:style-name="T23">Text</text:span><text:span text:style-name="T10">=</text:span><text:span text:style-name="T32">"SIX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7:</text:span></text:p>
      <text:p text:style-name="P7"><text:span text:style-name="T10"><text:tab/><text:tab/><text:tab/></text:span><text:span text:style-name="T23">Text</text:span><text:span text:style-name="T10">=</text:span><text:span text:style-name="T32">"SEVEN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8:</text:span></text:p>
      <text:p text:style-name="P7"><text:soft-page-break/><text:span text:style-name="T10"><text:tab/><text:tab/><text:tab/></text:span><text:span text:style-name="T23">Text</text:span><text:span text:style-name="T10">=</text:span><text:span text:style-name="T32">"EIGHT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9:</text:span></text:p>
      <text:p text:style-name="P7"><text:span text:style-name="T10"><text:tab/><text:tab/><text:tab/></text:span><text:span text:style-name="T23">Text</text:span><text:span text:style-name="T10">=</text:span><text:span text:style-name="T32">"NINE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">case</text:span><text:span text:style-name="T10"> 10:</text:span></text:p>
      <text:p text:style-name="P7"><text:span text:style-name="T10"><text:tab/><text:tab/><text:tab/></text:span><text:span text:style-name="T23">Text</text:span><text:span text:style-name="T10">=</text:span><text:span text:style-name="T32">"TEN"</text:span><text:span text:style-name="T10">;</text:span></text:p>
      <text:p text:style-name="P7"><text:span text:style-name="T10"><text:tab/><text:tab/><text:tab/></text:span><text:span text:style-name="T1">break</text:span><text:span text:style-name="T10">;</text:span></text:p>
      <text:p text:style-name="P7"><text:span text:style-name="T10"><text:tab/><text:tab/></text:span><text:span text:style-name="T16">}</text:span></text:p>
      <text:p text:style-name="P9"><text:tab/><text:tab/><text:tab/></text:p>
      <text:p text:style-name="P7"><text:span text:style-name="T10"><text:tab/><text:tab/></text:span><text:span text:style-name="T1">return</text:span><text:span text:style-name="T10"> </text:span><text:span text:style-name="T23">Text</text:span><text:span text:style-name="T10"> ;</text:span></text:p>
      <text:p text:style-name="P9"><text:tab/>}</text:p>
      <text:p text:style-name="P9">}</text:p>
      <text:p text:style-name="P17"/>
      <text:p text:style-name="P17"/>
      <text:p text:style-name="P18"><text:span text:style-name="T9">15.</text:span></text:p>
      <text:p text:style-name="P18"><text:span text:style-name="T8">import</text:span> java.util.ArrayList;</text:p>
      <text:p text:style-name="P7"><text:span text:style-name="T1">import</text:span><text:span text:style-name="T10"> java.util.List;</text:span></text:p>
      <text:p text:style-name="P8"/>
      <text:p text:style-name="P7"><text:span text:style-name="T1">public</text:span><text:span text:style-name="T10"> </text:span><text:span text:style-name="T1">class</text:span><text:span text:style-name="T10"> UserCode </text:span><text:span text:style-name="T1">extends</text:span><text:span text:style-name="T10"> Thread</text:span></text:p>
      <text:p text:style-name="P7"><text:span text:style-name="T10">{</text:span></text:p>
      <text:p text:style-name="P7"><text:span text:style-name="T10"><text:tab/></text:span><text:span text:style-name="T1">public</text:span><text:span text:style-name="T10"> List&lt;Integer&gt; fillArray(</text:span><text:span text:style-name="T1">int</text:span><text:span text:style-name="T10"> </text:span><text:span text:style-name="T23">limit</text:span><text:span text:style-name="T10">)</text:span></text:p>
      <text:p text:style-name="P7"><text:span text:style-name="T10"><text:tab/>{</text:span></text:p>
      <text:p text:style-name="P7"><text:span text:style-name="T10"><text:tab/><text:tab/>List&lt;Integer&gt; </text:span><text:span text:style-name="T23">out</text:span><text:span text:style-name="T10">=</text:span><text:span text:style-name="T1">new</text:span><text:span text:style-name="T10"> ArrayList&lt;Integer&gt;();</text:span></text:p>
      <text:p text:style-name="P7"><text:span text:style-name="T10"><text:tab/><text:tab/></text:span><text:span text:style-name="T29">/*</text:span></text:p>
      <text:p text:style-name="P7"><text:span text:style-name="T29"><text:tab/><text:tab/> * WAP to accept a limit as argument and fill the ArrayList from 1 to that limit.</text:span></text:p>
      <text:p text:style-name="P7"><text:span text:style-name="T29"><text:tab/><text:tab/> Rule : Add each element by one second gap. Use Thread.sleep() for the delay.</text:span></text:p>
      <text:p text:style-name="P7"><text:span text:style-name="T29"><text:tab/><text:tab/>*/</text:span></text:p>
      <text:p text:style-name="P7"><text:span text:style-name="T10"><text:tab/><text:tab/></text:span><text:span text:style-name="T1">for</text:span><text:span text:style-name="T10">(</text:span><text:span text:style-name="T1">int</text:span><text:span text:style-name="T10"> </text:span><text:span text:style-name="T23">i</text:span><text:span text:style-name="T10"> = 1;</text:span><text:span text:style-name="T23">i</text:span><text:span text:style-name="T10">&lt;</text:span><text:span text:style-name="T23">limit</text:span><text:span text:style-name="T10">;</text:span><text:span text:style-name="T23">i</text:span><text:span text:style-name="T10">++)</text:span></text:p>
      <text:p text:style-name="P7"><text:span text:style-name="T10"><text:tab/><text:tab/>{</text:span></text:p>
      <text:p text:style-name="P7"><text:span text:style-name="T10"><text:tab/><text:tab/><text:tab/></text:span><text:span text:style-name="T23">out</text:span><text:span text:style-name="T10">.add(</text:span><text:span text:style-name="T23">i</text:span><text:span text:style-name="T10">);</text:span></text:p>
      <text:p text:style-name="P7"><text:span text:style-name="T10"><text:tab/><text:tab/><text:tab/></text:span><text:span text:style-name="T1">try</text:span><text:span text:style-name="T10"> {</text:span></text:p>
      <text:p text:style-name="P7"><text:span text:style-name="T10"><text:tab/><text:tab/><text:tab/><text:tab/>Thread.</text:span><text:span text:style-name="T20">sleep</text:span><text:span text:style-name="T10">(1000);</text:span></text:p>
      <text:p text:style-name="P7"><text:span text:style-name="T10"><text:tab/><text:tab/><text:tab/>} </text:span><text:span text:style-name="T1">catch</text:span><text:span text:style-name="T10"> (InterruptedException </text:span><text:span text:style-name="T23">e</text:span><text:span text:style-name="T10">) {</text:span></text:p>
      <text:p text:style-name="P7"><text:span text:style-name="T10"><text:tab/><text:tab/><text:tab/><text:tab/></text:span><text:span text:style-name="T29">// </text:span><text:span text:style-name="T34">TODO</text:span><text:span text:style-name="T29"> Auto-generated catch block</text:span></text:p>
      <text:p text:style-name="P7"><text:span text:style-name="T10"><text:tab/><text:tab/><text:tab/><text:tab/></text:span><text:span text:style-name="T23">e</text:span><text:span text:style-name="T10">.printStackTrace();</text:span></text:p>
      <text:p text:style-name="P7"><text:span text:style-name="T10"><text:tab/><text:tab/><text:tab/>}</text:span></text:p>
      <text:p text:style-name="P7"><text:span text:style-name="T10"><text:tab/><text:tab/>}</text:span></text:p>
      <text:p text:style-name="P7"><text:span text:style-name="T10"><text:tab/><text:tab/></text:span><text:span text:style-name="T1">return</text:span><text:span text:style-name="T10"> </text:span><text:span text:style-name="T23">out</text:span><text:span text:style-name="T10">;</text:span></text:p>
      <text:p text:style-name="P7"><text:span text:style-name="T10"><text:tab/>}</text:span></text:p>
      <text:p text:style-name="P7"><text:span text:style-name="T10">}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4:26:39.297000000</meta:creation-date>
    <dc:date>2019-05-23T10:12:16.135000000</dc:date>
    <meta:editing-duration>PT3H42M50S</meta:editing-duration>
    <meta:editing-cycles>15</meta:editing-cycles>
    <meta:generator>LibreOffice/5.1.5.2$Windows_X86_64 LibreOffice_project/7a864d8825610a8c07cfc3bc01dd4fce6a9447e5</meta:generator>
    <meta:document-statistic meta:table-count="0" meta:image-count="0" meta:object-count="0" meta:page-count="8" meta:paragraph-count="371" meta:word-count="1076" meta:character-count="7564" meta:non-whitespace-character-count="6119"/>
  </office:meta>
</office:document-meta>
</file>